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4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minutes from start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irt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488" calcext:value-type="float">
            <text:p>73488</text:p>
          </table:table-cell>
          <table:table-cell office:value-type="float" office:value="190004" calcext:value-type="float">
            <text:p>190004</text:p>
          </table:table-cell>
          <table:table-cell/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488" calcext:value-type="float">
            <text:p>73488</text:p>
          </table:table-cell>
          <table:table-cell office:value-type="float" office:value="190004" calcext:value-type="float">
            <text:p>190004</text:p>
          </table:table-cell>
          <table:table-cell/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488" calcext:value-type="float">
            <text:p>73488</text:p>
          </table:table-cell>
          <table:table-cell office:value-type="float" office:value="190004" calcext:value-type="float">
            <text:p>190004</text:p>
          </table:table-cell>
          <table:table-cell/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488" calcext:value-type="float">
            <text:p>73488</text:p>
          </table:table-cell>
          <table:table-cell office:value-type="float" office:value="190004" calcext:value-type="float">
            <text:p>190004</text:p>
          </table:table-cell>
          <table:table-cell/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664" calcext:value-type="float">
            <text:p>85664</text:p>
          </table:table-cell>
          <table:table-cell office:value-type="float" office:value="201508" calcext:value-type="float">
            <text:p>201508</text:p>
          </table:table-cell>
          <table:table-cell/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0512" calcext:value-type="float">
            <text:p>120512</text:p>
          </table:table-cell>
          <table:table-cell office:value-type="float" office:value="236624" calcext:value-type="float">
            <text:p>236624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1364" calcext:value-type="float">
            <text:p>141364</text:p>
          </table:table-cell>
          <table:table-cell office:value-type="float" office:value="257536" calcext:value-type="float">
            <text:p>25753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5616" calcext:value-type="float">
            <text:p>155616</text:p>
          </table:table-cell>
          <table:table-cell office:value-type="float" office:value="271788" calcext:value-type="float">
            <text:p>27178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3304" calcext:value-type="float">
            <text:p>173304</text:p>
          </table:table-cell>
          <table:table-cell office:value-type="float" office:value="289108" calcext:value-type="float">
            <text:p>28910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6768" calcext:value-type="float">
            <text:p>186768</text:p>
          </table:table-cell>
          <table:table-cell office:value-type="float" office:value="302708" calcext:value-type="float">
            <text:p>30270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3692" calcext:value-type="float">
            <text:p>213692</text:p>
          </table:table-cell>
          <table:table-cell office:value-type="float" office:value="329604" calcext:value-type="float">
            <text:p>329604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7916" calcext:value-type="float">
            <text:p>217916</text:p>
          </table:table-cell>
          <table:table-cell office:value-type="float" office:value="333948" calcext:value-type="float">
            <text:p>33394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7916" calcext:value-type="float">
            <text:p>217916</text:p>
          </table:table-cell>
          <table:table-cell office:value-type="float" office:value="333948" calcext:value-type="float">
            <text:p>33394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8444" calcext:value-type="float">
            <text:p>218444</text:p>
          </table:table-cell>
          <table:table-cell office:value-type="float" office:value="334392" calcext:value-type="float">
            <text:p>33439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8444" calcext:value-type="float">
            <text:p>218444</text:p>
          </table:table-cell>
          <table:table-cell office:value-type="float" office:value="334392" calcext:value-type="float">
            <text:p>33439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8708" calcext:value-type="float">
            <text:p>218708</text:p>
          </table:table-cell>
          <table:table-cell office:value-type="float" office:value="334528" calcext:value-type="float">
            <text:p>33452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1348" calcext:value-type="float">
            <text:p>221348</text:p>
          </table:table-cell>
          <table:table-cell office:value-type="float" office:value="337216" calcext:value-type="float">
            <text:p>33721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3460" calcext:value-type="float">
            <text:p>223460</text:p>
          </table:table-cell>
          <table:table-cell office:value-type="float" office:value="339508" calcext:value-type="float">
            <text:p>33950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6364" calcext:value-type="float">
            <text:p>226364</text:p>
          </table:table-cell>
          <table:table-cell office:value-type="float" office:value="342068" calcext:value-type="float">
            <text:p>34206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8476" calcext:value-type="float">
            <text:p>228476</text:p>
          </table:table-cell>
          <table:table-cell office:value-type="float" office:value="344356" calcext:value-type="float">
            <text:p>34435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5732" calcext:value-type="float">
            <text:p>275732</text:p>
          </table:table-cell>
          <table:table-cell office:value-type="float" office:value="391912" calcext:value-type="float">
            <text:p>39191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0780" calcext:value-type="float">
            <text:p>290780</text:p>
          </table:table-cell>
          <table:table-cell office:value-type="float" office:value="406792" calcext:value-type="float">
            <text:p>40679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6356" calcext:value-type="float">
            <text:p>306356</text:p>
          </table:table-cell>
          <table:table-cell office:value-type="float" office:value="422244" calcext:value-type="float">
            <text:p>422244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4308" calcext:value-type="float">
            <text:p>324308</text:p>
          </table:table-cell>
          <table:table-cell office:value-type="float" office:value="440324" calcext:value-type="float">
            <text:p>440324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4636" calcext:value-type="float">
            <text:p>344636</text:p>
          </table:table-cell>
          <table:table-cell office:value-type="float" office:value="460672" calcext:value-type="float">
            <text:p>46067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5460" calcext:value-type="float">
            <text:p>355460</text:p>
          </table:table-cell>
          <table:table-cell office:value-type="float" office:value="471592" calcext:value-type="float">
            <text:p>47159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68924" calcext:value-type="float">
            <text:p>368924</text:p>
          </table:table-cell>
          <table:table-cell office:value-type="float" office:value="484864" calcext:value-type="float">
            <text:p>484864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6876" calcext:value-type="float">
            <text:p>386876</text:p>
          </table:table-cell>
          <table:table-cell office:value-type="float" office:value="502640" calcext:value-type="float">
            <text:p>50264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86876" calcext:value-type="float">
            <text:p>386876</text:p>
          </table:table-cell>
          <table:table-cell office:value-type="float" office:value="502640" calcext:value-type="float">
            <text:p>50264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7140" calcext:value-type="float">
            <text:p>387140</text:p>
          </table:table-cell>
          <table:table-cell office:value-type="float" office:value="503180" calcext:value-type="float">
            <text:p>50318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87140" calcext:value-type="float">
            <text:p>387140</text:p>
          </table:table-cell>
          <table:table-cell office:value-type="float" office:value="503180" calcext:value-type="float">
            <text:p>50318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8196" calcext:value-type="float">
            <text:p>388196</text:p>
          </table:table-cell>
          <table:table-cell office:value-type="float" office:value="504208" calcext:value-type="float">
            <text:p>50420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88196" calcext:value-type="float">
            <text:p>388196</text:p>
          </table:table-cell>
          <table:table-cell office:value-type="float" office:value="504208" calcext:value-type="float">
            <text:p>50420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89252" calcext:value-type="float">
            <text:p>389252</text:p>
          </table:table-cell>
          <table:table-cell office:value-type="float" office:value="505236" calcext:value-type="float">
            <text:p>50523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89252" calcext:value-type="float">
            <text:p>389252</text:p>
          </table:table-cell>
          <table:table-cell office:value-type="float" office:value="505236" calcext:value-type="float">
            <text:p>50523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9516" calcext:value-type="float">
            <text:p>389516</text:p>
          </table:table-cell>
          <table:table-cell office:value-type="float" office:value="505376" calcext:value-type="float">
            <text:p>50537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1364" calcext:value-type="float">
            <text:p>391364</text:p>
          </table:table-cell>
          <table:table-cell office:value-type="float" office:value="507392" calcext:value-type="float">
            <text:p>50739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3476" calcext:value-type="float">
            <text:p>393476</text:p>
          </table:table-cell>
          <table:table-cell office:value-type="float" office:value="509412" calcext:value-type="float">
            <text:p>50941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5060" calcext:value-type="float">
            <text:p>395060</text:p>
          </table:table-cell>
          <table:table-cell office:value-type="float" office:value="510896" calcext:value-type="float">
            <text:p>51089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6908" calcext:value-type="float">
            <text:p>396908</text:p>
          </table:table-cell>
          <table:table-cell office:value-type="float" office:value="512776" calcext:value-type="float">
            <text:p>51277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8756" calcext:value-type="float">
            <text:p>398756</text:p>
          </table:table-cell>
          <table:table-cell office:value-type="float" office:value="514808" calcext:value-type="float">
            <text:p>51480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0340" calcext:value-type="float">
            <text:p>400340</text:p>
          </table:table-cell>
          <table:table-cell office:value-type="float" office:value="516300" calcext:value-type="float">
            <text:p>5163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2188" calcext:value-type="float">
            <text:p>402188</text:p>
          </table:table-cell>
          <table:table-cell office:value-type="float" office:value="518192" calcext:value-type="float">
            <text:p>51819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4036" calcext:value-type="float">
            <text:p>404036</text:p>
          </table:table-cell>
          <table:table-cell office:value-type="float" office:value="519948" calcext:value-type="float">
            <text:p>51994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5620" calcext:value-type="float">
            <text:p>405620</text:p>
          </table:table-cell>
          <table:table-cell office:value-type="float" office:value="521568" calcext:value-type="float">
            <text:p>52156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35980" calcext:value-type="float">
            <text:p>435980</text:p>
          </table:table-cell>
          <table:table-cell office:value-type="float" office:value="552528" calcext:value-type="float">
            <text:p>55252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9940" calcext:value-type="float">
            <text:p>439940</text:p>
          </table:table-cell>
          <table:table-cell office:value-type="float" office:value="556032" calcext:value-type="float">
            <text:p>55603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85876" calcext:value-type="float">
            <text:p>485876</text:p>
          </table:table-cell>
          <table:table-cell office:value-type="float" office:value="602116" calcext:value-type="float">
            <text:p>60211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6140" calcext:value-type="float">
            <text:p>486140</text:p>
          </table:table-cell>
          <table:table-cell office:value-type="float" office:value="602116" calcext:value-type="float">
            <text:p>60211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88780" calcext:value-type="float">
            <text:p>488780</text:p>
          </table:table-cell>
          <table:table-cell office:value-type="float" office:value="604760" calcext:value-type="float">
            <text:p>60476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6564" calcext:value-type="float">
            <text:p>536564</text:p>
          </table:table-cell>
          <table:table-cell office:value-type="float" office:value="653208" calcext:value-type="float">
            <text:p>65320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48708" calcext:value-type="float">
            <text:p>548708</text:p>
          </table:table-cell>
          <table:table-cell office:value-type="float" office:value="664928" calcext:value-type="float">
            <text:p>66492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53196" calcext:value-type="float">
            <text:p>553196</text:p>
          </table:table-cell>
          <table:table-cell office:value-type="float" office:value="669728" calcext:value-type="float">
            <text:p>66972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56628" calcext:value-type="float">
            <text:p>556628</text:p>
          </table:table-cell>
          <table:table-cell office:value-type="float" office:value="672916" calcext:value-type="float">
            <text:p>67291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4548" calcext:value-type="float">
            <text:p>564548</text:p>
          </table:table-cell>
          <table:table-cell office:value-type="float" office:value="680752" calcext:value-type="float">
            <text:p>68075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64548" calcext:value-type="float">
            <text:p>564548</text:p>
          </table:table-cell>
          <table:table-cell office:value-type="float" office:value="680752" calcext:value-type="float">
            <text:p>68075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71924" calcext:value-type="float">
            <text:p>571924</text:p>
          </table:table-cell>
          <table:table-cell office:value-type="float" office:value="688204" calcext:value-type="float">
            <text:p>688204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72184" calcext:value-type="float">
            <text:p>572184</text:p>
          </table:table-cell>
          <table:table-cell office:value-type="float" office:value="688204" calcext:value-type="float">
            <text:p>688204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79576" calcext:value-type="float">
            <text:p>579576</text:p>
          </table:table-cell>
          <table:table-cell office:value-type="float" office:value="695908" calcext:value-type="float">
            <text:p>69590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86392" calcext:value-type="float">
            <text:p>586392</text:p>
          </table:table-cell>
          <table:table-cell office:value-type="float" office:value="702712" calcext:value-type="float">
            <text:p>70271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86392" calcext:value-type="float">
            <text:p>586392</text:p>
          </table:table-cell>
          <table:table-cell office:value-type="float" office:value="702712" calcext:value-type="float">
            <text:p>70271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93520" calcext:value-type="float">
            <text:p>593520</text:p>
          </table:table-cell>
          <table:table-cell office:value-type="float" office:value="709768" calcext:value-type="float">
            <text:p>70976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01428" calcext:value-type="float">
            <text:p>601428</text:p>
          </table:table-cell>
          <table:table-cell office:value-type="float" office:value="717740" calcext:value-type="float">
            <text:p>71774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01428" calcext:value-type="float">
            <text:p>601428</text:p>
          </table:table-cell>
          <table:table-cell office:value-type="float" office:value="717740" calcext:value-type="float">
            <text:p>71774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9872" calcext:value-type="float">
            <text:p>609872</text:p>
          </table:table-cell>
          <table:table-cell office:value-type="float" office:value="725980" calcext:value-type="float">
            <text:p>72598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16468" calcext:value-type="float">
            <text:p>616468</text:p>
          </table:table-cell>
          <table:table-cell office:value-type="float" office:value="732764" calcext:value-type="float">
            <text:p>732764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16464" calcext:value-type="float">
            <text:p>616464</text:p>
          </table:table-cell>
          <table:table-cell office:value-type="float" office:value="732764" calcext:value-type="float">
            <text:p>732764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25436" calcext:value-type="float">
            <text:p>625436</text:p>
          </table:table-cell>
          <table:table-cell office:value-type="float" office:value="741772" calcext:value-type="float">
            <text:p>74177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25436" calcext:value-type="float">
            <text:p>625436</text:p>
          </table:table-cell>
          <table:table-cell office:value-type="float" office:value="741772" calcext:value-type="float">
            <text:p>74177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2028" calcext:value-type="float">
            <text:p>632028</text:p>
          </table:table-cell>
          <table:table-cell office:value-type="float" office:value="748032" calcext:value-type="float">
            <text:p>74803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8460" calcext:value-type="float">
            <text:p>638460</text:p>
          </table:table-cell>
          <table:table-cell office:value-type="float" office:value="754780" calcext:value-type="float">
            <text:p>75478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42948" calcext:value-type="float">
            <text:p>642948</text:p>
          </table:table-cell>
          <table:table-cell office:value-type="float" office:value="759192" calcext:value-type="float">
            <text:p>75919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43476" calcext:value-type="float">
            <text:p>643476</text:p>
          </table:table-cell>
          <table:table-cell office:value-type="float" office:value="759600" calcext:value-type="float">
            <text:p>7596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43740" calcext:value-type="float">
            <text:p>643740</text:p>
          </table:table-cell>
          <table:table-cell office:value-type="float" office:value="759600" calcext:value-type="float">
            <text:p>7596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43740" calcext:value-type="float">
            <text:p>643740</text:p>
          </table:table-cell>
          <table:table-cell office:value-type="float" office:value="759600" calcext:value-type="float">
            <text:p>7596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44532" calcext:value-type="float">
            <text:p>644532</text:p>
          </table:table-cell>
          <table:table-cell office:value-type="float" office:value="760676" calcext:value-type="float">
            <text:p>76067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46644" calcext:value-type="float">
            <text:p>646644</text:p>
          </table:table-cell>
          <table:table-cell office:value-type="float" office:value="762836" calcext:value-type="float">
            <text:p>76283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48492" calcext:value-type="float">
            <text:p>648492</text:p>
          </table:table-cell>
          <table:table-cell office:value-type="float" office:value="764860" calcext:value-type="float">
            <text:p>76486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50868" calcext:value-type="float">
            <text:p>650868</text:p>
          </table:table-cell>
          <table:table-cell office:value-type="float" office:value="766880" calcext:value-type="float">
            <text:p>76688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3244" calcext:value-type="float">
            <text:p>653244</text:p>
          </table:table-cell>
          <table:table-cell office:value-type="float" office:value="769308" calcext:value-type="float">
            <text:p>76930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55356" calcext:value-type="float">
            <text:p>655356</text:p>
          </table:table-cell>
          <table:table-cell office:value-type="float" office:value="771464" calcext:value-type="float">
            <text:p>771464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57468" calcext:value-type="float">
            <text:p>657468</text:p>
          </table:table-cell>
          <table:table-cell office:value-type="float" office:value="773620" calcext:value-type="float">
            <text:p>77362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59844" calcext:value-type="float">
            <text:p>659844</text:p>
          </table:table-cell>
          <table:table-cell office:value-type="float" office:value="775912" calcext:value-type="float">
            <text:p>77591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61956" calcext:value-type="float">
            <text:p>661956</text:p>
          </table:table-cell>
          <table:table-cell office:value-type="float" office:value="777932" calcext:value-type="float">
            <text:p>77793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64068" calcext:value-type="float">
            <text:p>664068</text:p>
          </table:table-cell>
          <table:table-cell office:value-type="float" office:value="780092" calcext:value-type="float">
            <text:p>78009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65904" calcext:value-type="float">
            <text:p>665904</text:p>
          </table:table-cell>
          <table:table-cell office:value-type="float" office:value="781712" calcext:value-type="float">
            <text:p>78171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67224" calcext:value-type="float">
            <text:p>667224</text:p>
          </table:table-cell>
          <table:table-cell office:value-type="float" office:value="783336" calcext:value-type="float">
            <text:p>78333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68544" calcext:value-type="float">
            <text:p>668544</text:p>
          </table:table-cell>
          <table:table-cell office:value-type="float" office:value="784552" calcext:value-type="float">
            <text:p>78455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11576" calcext:value-type="float">
            <text:p>711576</text:p>
          </table:table-cell>
          <table:table-cell office:value-type="float" office:value="828832" calcext:value-type="float">
            <text:p>82883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42992" calcext:value-type="float">
            <text:p>742992</text:p>
          </table:table-cell>
          <table:table-cell office:value-type="float" office:value="859624" calcext:value-type="float">
            <text:p>859624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43256" calcext:value-type="float">
            <text:p>743256</text:p>
          </table:table-cell>
          <table:table-cell office:value-type="float" office:value="859624" calcext:value-type="float">
            <text:p>859624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82592" calcext:value-type="float">
            <text:p>782592</text:p>
          </table:table-cell>
          <table:table-cell office:value-type="float" office:value="898852" calcext:value-type="float">
            <text:p>89885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82592" calcext:value-type="float">
            <text:p>782592</text:p>
          </table:table-cell>
          <table:table-cell office:value-type="float" office:value="898852" calcext:value-type="float">
            <text:p>89885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82592" calcext:value-type="float">
            <text:p>782592</text:p>
          </table:table-cell>
          <table:table-cell office:value-type="float" office:value="898852" calcext:value-type="float">
            <text:p>89885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82592" calcext:value-type="float">
            <text:p>782592</text:p>
          </table:table-cell>
          <table:table-cell office:value-type="float" office:value="898852" calcext:value-type="float">
            <text:p>89885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82592" calcext:value-type="float">
            <text:p>782592</text:p>
          </table:table-cell>
          <table:table-cell office:value-type="float" office:value="898852" calcext:value-type="float">
            <text:p>89885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82852" calcext:value-type="float">
            <text:p>782852</text:p>
          </table:table-cell>
          <table:table-cell office:value-type="float" office:value="898852" calcext:value-type="float">
            <text:p>89885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87076" calcext:value-type="float">
            <text:p>787076</text:p>
          </table:table-cell>
          <table:table-cell office:value-type="float" office:value="902956" calcext:value-type="float">
            <text:p>90295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91300" calcext:value-type="float">
            <text:p>791300</text:p>
          </table:table-cell>
          <table:table-cell office:value-type="float" office:value="907336" calcext:value-type="float">
            <text:p>90733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95752" calcext:value-type="float">
            <text:p>795752</text:p>
          </table:table-cell>
          <table:table-cell office:value-type="float" office:value="911976" calcext:value-type="float">
            <text:p>91197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96516" calcext:value-type="float">
            <text:p>796516</text:p>
          </table:table-cell>
          <table:table-cell office:value-type="float" office:value="913056" calcext:value-type="float">
            <text:p>91305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99684" calcext:value-type="float">
            <text:p>799684</text:p>
          </table:table-cell>
          <table:table-cell office:value-type="float" office:value="916116" calcext:value-type="float">
            <text:p>91611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08132" calcext:value-type="float">
            <text:p>808132</text:p>
          </table:table-cell>
          <table:table-cell office:value-type="float" office:value="924376" calcext:value-type="float">
            <text:p>92437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11828" calcext:value-type="float">
            <text:p>811828</text:p>
          </table:table-cell>
          <table:table-cell office:value-type="float" office:value="928100" calcext:value-type="float">
            <text:p>9281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17108" calcext:value-type="float">
            <text:p>817108</text:p>
          </table:table-cell>
          <table:table-cell office:value-type="float" office:value="933404" calcext:value-type="float">
            <text:p>933404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23972" calcext:value-type="float">
            <text:p>823972</text:p>
          </table:table-cell>
          <table:table-cell office:value-type="float" office:value="940200" calcext:value-type="float">
            <text:p>940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29516" calcext:value-type="float">
            <text:p>829516</text:p>
          </table:table-cell>
          <table:table-cell office:value-type="float" office:value="945520" calcext:value-type="float">
            <text:p>94552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32680" calcext:value-type="float">
            <text:p>832680</text:p>
          </table:table-cell>
          <table:table-cell office:value-type="float" office:value="948580" calcext:value-type="float">
            <text:p>94858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38752" calcext:value-type="float">
            <text:p>838752</text:p>
          </table:table-cell>
          <table:table-cell office:value-type="float" office:value="955244" calcext:value-type="float">
            <text:p>955244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42968" calcext:value-type="float">
            <text:p>842968</text:p>
          </table:table-cell>
          <table:table-cell office:value-type="float" office:value="960076" calcext:value-type="float">
            <text:p>96007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91808" calcext:value-type="float">
            <text:p>891808</text:p>
          </table:table-cell>
          <table:table-cell office:value-type="float" office:value="1008012" calcext:value-type="float">
            <text:p>100801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91808" calcext:value-type="float">
            <text:p>891808</text:p>
          </table:table-cell>
          <table:table-cell office:value-type="float" office:value="1008012" calcext:value-type="float">
            <text:p>100801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91808" calcext:value-type="float">
            <text:p>891808</text:p>
          </table:table-cell>
          <table:table-cell office:value-type="float" office:value="1008012" calcext:value-type="float">
            <text:p>100801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91808" calcext:value-type="float">
            <text:p>891808</text:p>
          </table:table-cell>
          <table:table-cell office:value-type="float" office:value="1008012" calcext:value-type="float">
            <text:p>100801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91808" calcext:value-type="float">
            <text:p>891808</text:p>
          </table:table-cell>
          <table:table-cell office:value-type="float" office:value="1008012" calcext:value-type="float">
            <text:p>100801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12384" calcext:value-type="float">
            <text:p>912384</text:p>
          </table:table-cell>
          <table:table-cell office:value-type="float" office:value="1028536" calcext:value-type="float">
            <text:p>102853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12384" calcext:value-type="float">
            <text:p>912384</text:p>
          </table:table-cell>
          <table:table-cell office:value-type="float" office:value="1028536" calcext:value-type="float">
            <text:p>102853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12384" calcext:value-type="float">
            <text:p>912384</text:p>
          </table:table-cell>
          <table:table-cell office:value-type="float" office:value="1028536" calcext:value-type="float">
            <text:p>102853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22412" calcext:value-type="float">
            <text:p>922412</text:p>
          </table:table-cell>
          <table:table-cell office:value-type="float" office:value="1039048" calcext:value-type="float">
            <text:p>103904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24524" calcext:value-type="float">
            <text:p>924524</text:p>
          </table:table-cell>
          <table:table-cell office:value-type="float" office:value="1040500" calcext:value-type="float">
            <text:p>10405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24524" calcext:value-type="float">
            <text:p>924524</text:p>
          </table:table-cell>
          <table:table-cell office:value-type="float" office:value="1040500" calcext:value-type="float">
            <text:p>10405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31916" calcext:value-type="float">
            <text:p>931916</text:p>
          </table:table-cell>
          <table:table-cell office:value-type="float" office:value="1048372" calcext:value-type="float">
            <text:p>104837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36932" calcext:value-type="float">
            <text:p>936932</text:p>
          </table:table-cell>
          <table:table-cell office:value-type="float" office:value="1053040" calcext:value-type="float">
            <text:p>105304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36932" calcext:value-type="float">
            <text:p>936932</text:p>
          </table:table-cell>
          <table:table-cell office:value-type="float" office:value="1053040" calcext:value-type="float">
            <text:p>105304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41156" calcext:value-type="float">
            <text:p>941156</text:p>
          </table:table-cell>
          <table:table-cell office:value-type="float" office:value="1057840" calcext:value-type="float">
            <text:p>105784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48812" calcext:value-type="float">
            <text:p>948812</text:p>
          </table:table-cell>
          <table:table-cell office:value-type="float" office:value="1064880" calcext:value-type="float">
            <text:p>106488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47988" calcext:value-type="float">
            <text:p>947988</text:p>
          </table:table-cell>
          <table:table-cell office:value-type="float" office:value="1064880" calcext:value-type="float">
            <text:p>106488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53792" calcext:value-type="float">
            <text:p>953792</text:p>
          </table:table-cell>
          <table:table-cell office:value-type="float" office:value="1071268" calcext:value-type="float">
            <text:p>107126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60128" calcext:value-type="float">
            <text:p>960128</text:p>
          </table:table-cell>
          <table:table-cell office:value-type="float" office:value="1076992" calcext:value-type="float">
            <text:p>107699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60128" calcext:value-type="float">
            <text:p>960128</text:p>
          </table:table-cell>
          <table:table-cell office:value-type="float" office:value="1076992" calcext:value-type="float">
            <text:p>107699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61708" calcext:value-type="float">
            <text:p>961708</text:p>
          </table:table-cell>
          <table:table-cell office:value-type="float" office:value="1078880" calcext:value-type="float">
            <text:p>107888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74908" calcext:value-type="float">
            <text:p>974908</text:p>
          </table:table-cell>
          <table:table-cell office:value-type="float" office:value="1091756" calcext:value-type="float">
            <text:p>109175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74908" calcext:value-type="float">
            <text:p>974908</text:p>
          </table:table-cell>
          <table:table-cell office:value-type="float" office:value="1091756" calcext:value-type="float">
            <text:p>109175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80188" calcext:value-type="float">
            <text:p>980188</text:p>
          </table:table-cell>
          <table:table-cell office:value-type="float" office:value="1097476" calcext:value-type="float">
            <text:p>109747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81244" calcext:value-type="float">
            <text:p>981244</text:p>
          </table:table-cell>
          <table:table-cell office:value-type="float" office:value="1098408" calcext:value-type="float">
            <text:p>109840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87844" calcext:value-type="float">
            <text:p>987844</text:p>
          </table:table-cell>
          <table:table-cell office:value-type="float" office:value="1104928" calcext:value-type="float">
            <text:p>110492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87672" calcext:value-type="float">
            <text:p>987672</text:p>
          </table:table-cell>
          <table:table-cell office:value-type="float" office:value="1104928" calcext:value-type="float">
            <text:p>110492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87936" calcext:value-type="float">
            <text:p>987936</text:p>
          </table:table-cell>
          <table:table-cell office:value-type="float" office:value="1104928" calcext:value-type="float">
            <text:p>110492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87936" calcext:value-type="float">
            <text:p>987936</text:p>
          </table:table-cell>
          <table:table-cell office:value-type="float" office:value="1104928" calcext:value-type="float">
            <text:p>110492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87936" calcext:value-type="float">
            <text:p>987936</text:p>
          </table:table-cell>
          <table:table-cell office:value-type="float" office:value="1104928" calcext:value-type="float">
            <text:p>110492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87936" calcext:value-type="float">
            <text:p>987936</text:p>
          </table:table-cell>
          <table:table-cell office:value-type="float" office:value="1104928" calcext:value-type="float">
            <text:p>110492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87936" calcext:value-type="float">
            <text:p>987936</text:p>
          </table:table-cell>
          <table:table-cell office:value-type="float" office:value="1104928" calcext:value-type="float">
            <text:p>110492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88196" calcext:value-type="float">
            <text:p>988196</text:p>
          </table:table-cell>
          <table:table-cell office:value-type="float" office:value="1105196" calcext:value-type="float">
            <text:p>110519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89508" calcext:value-type="float">
            <text:p>989508</text:p>
          </table:table-cell>
          <table:table-cell office:value-type="float" office:value="1106816" calcext:value-type="float">
            <text:p>110681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93292" calcext:value-type="float">
            <text:p>993292</text:p>
          </table:table-cell>
          <table:table-cell office:value-type="float" office:value="1110616" calcext:value-type="float">
            <text:p>111061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95404" calcext:value-type="float">
            <text:p>995404</text:p>
          </table:table-cell>
          <table:table-cell office:value-type="float" office:value="1112644" calcext:value-type="float">
            <text:p>1112644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97776" calcext:value-type="float">
            <text:p>997776</text:p>
          </table:table-cell>
          <table:table-cell office:value-type="float" office:value="1115072" calcext:value-type="float">
            <text:p>111507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00152" calcext:value-type="float">
            <text:p>1000152</text:p>
          </table:table-cell>
          <table:table-cell office:value-type="float" office:value="1117364" calcext:value-type="float">
            <text:p>1117364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04140" calcext:value-type="float">
            <text:p>1004140</text:p>
          </table:table-cell>
          <table:table-cell office:value-type="float" office:value="1121164" calcext:value-type="float">
            <text:p>1121164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5724" calcext:value-type="float">
            <text:p>1005724</text:p>
          </table:table-cell>
          <table:table-cell office:value-type="float" office:value="1123056" calcext:value-type="float">
            <text:p>112305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07836" calcext:value-type="float">
            <text:p>1007836</text:p>
          </table:table-cell>
          <table:table-cell office:value-type="float" office:value="1124948" calcext:value-type="float">
            <text:p>112494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09420" calcext:value-type="float">
            <text:p>1009420</text:p>
          </table:table-cell>
          <table:table-cell office:value-type="float" office:value="1126568" calcext:value-type="float">
            <text:p>112656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13116" calcext:value-type="float">
            <text:p>1013116</text:p>
          </table:table-cell>
          <table:table-cell office:value-type="float" office:value="1130372" calcext:value-type="float">
            <text:p>113037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14964" calcext:value-type="float">
            <text:p>1014964</text:p>
          </table:table-cell>
          <table:table-cell office:value-type="float" office:value="1131992" calcext:value-type="float">
            <text:p>113199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16548" calcext:value-type="float">
            <text:p>1016548</text:p>
          </table:table-cell>
          <table:table-cell office:value-type="float" office:value="1133748" calcext:value-type="float">
            <text:p>113374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85184" calcext:value-type="float">
            <text:p>1085184</text:p>
          </table:table-cell>
          <table:table-cell office:value-type="float" office:value="1204124" calcext:value-type="float">
            <text:p>1204124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98120" calcext:value-type="float">
            <text:p>1098120</text:p>
          </table:table-cell>
          <table:table-cell office:value-type="float" office:value="1216436" calcext:value-type="float">
            <text:p>121643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117392" calcext:value-type="float">
            <text:p>1117392</text:p>
          </table:table-cell>
          <table:table-cell office:value-type="float" office:value="1234832" calcext:value-type="float">
            <text:p>123483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24256" calcext:value-type="float">
            <text:p>1124256</text:p>
          </table:table-cell>
          <table:table-cell office:value-type="float" office:value="1241536" calcext:value-type="float">
            <text:p>124153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28480" calcext:value-type="float">
            <text:p>1128480</text:p>
          </table:table-cell>
          <table:table-cell office:value-type="float" office:value="1245688" calcext:value-type="float">
            <text:p>124568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35080" calcext:value-type="float">
            <text:p>1135080</text:p>
          </table:table-cell>
          <table:table-cell office:value-type="float" office:value="1252256" calcext:value-type="float">
            <text:p>125225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41456" calcext:value-type="float">
            <text:p>1141456</text:p>
          </table:table-cell>
          <table:table-cell office:value-type="float" office:value="1258808" calcext:value-type="float">
            <text:p>125880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47000" calcext:value-type="float">
            <text:p>1147000</text:p>
          </table:table-cell>
          <table:table-cell office:value-type="float" office:value="1265116" calcext:value-type="float">
            <text:p>126511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152808" calcext:value-type="float">
            <text:p>1152808</text:p>
          </table:table-cell>
          <table:table-cell office:value-type="float" office:value="1270472" calcext:value-type="float">
            <text:p>127047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65480" calcext:value-type="float">
            <text:p>1165480</text:p>
          </table:table-cell>
          <table:table-cell office:value-type="float" office:value="1283180" calcext:value-type="float">
            <text:p>128318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169440" calcext:value-type="float">
            <text:p>1169440</text:p>
          </table:table-cell>
          <table:table-cell office:value-type="float" office:value="1286772" calcext:value-type="float">
            <text:p>128677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176304" calcext:value-type="float">
            <text:p>1176304</text:p>
          </table:table-cell>
          <table:table-cell office:value-type="float" office:value="1293724" calcext:value-type="float">
            <text:p>1293724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182376" calcext:value-type="float">
            <text:p>1182376</text:p>
          </table:table-cell>
          <table:table-cell office:value-type="float" office:value="1300284" calcext:value-type="float">
            <text:p>1300284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87656" calcext:value-type="float">
            <text:p>1187656</text:p>
          </table:table-cell>
          <table:table-cell office:value-type="float" office:value="1304820" calcext:value-type="float">
            <text:p>130482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94256" calcext:value-type="float">
            <text:p>1194256</text:p>
          </table:table-cell>
          <table:table-cell office:value-type="float" office:value="1311504" calcext:value-type="float">
            <text:p>1311504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198744" calcext:value-type="float">
            <text:p>1198744</text:p>
          </table:table-cell>
          <table:table-cell office:value-type="float" office:value="1316200" calcext:value-type="float">
            <text:p>1316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04276" calcext:value-type="float">
            <text:p>1204276</text:p>
          </table:table-cell>
          <table:table-cell office:value-type="float" office:value="1321544" calcext:value-type="float">
            <text:p>1321544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09556" calcext:value-type="float">
            <text:p>1209556</text:p>
          </table:table-cell>
          <table:table-cell office:value-type="float" office:value="1327584" calcext:value-type="float">
            <text:p>1327584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15364" calcext:value-type="float">
            <text:p>1215364</text:p>
          </table:table-cell>
          <table:table-cell office:value-type="float" office:value="1333068" calcext:value-type="float">
            <text:p>133306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26980" calcext:value-type="float">
            <text:p>1226980</text:p>
          </table:table-cell>
          <table:table-cell office:value-type="float" office:value="1345096" calcext:value-type="float">
            <text:p>134509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32524" calcext:value-type="float">
            <text:p>1232524</text:p>
          </table:table-cell>
          <table:table-cell office:value-type="float" office:value="1349612" calcext:value-type="float">
            <text:p>134961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237804" calcext:value-type="float">
            <text:p>1237804</text:p>
          </table:table-cell>
          <table:table-cell office:value-type="float" office:value="1355872" calcext:value-type="float">
            <text:p>135587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243348" calcext:value-type="float">
            <text:p>1243348</text:p>
          </table:table-cell>
          <table:table-cell office:value-type="float" office:value="1360656" calcext:value-type="float">
            <text:p>136065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47836" calcext:value-type="float">
            <text:p>1247836</text:p>
          </table:table-cell>
          <table:table-cell office:value-type="float" office:value="1365496" calcext:value-type="float">
            <text:p>136549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53908" calcext:value-type="float">
            <text:p>1253908</text:p>
          </table:table-cell>
          <table:table-cell office:value-type="float" office:value="1371220" calcext:value-type="float">
            <text:p>137122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57868" calcext:value-type="float">
            <text:p>1257868</text:p>
          </table:table-cell>
          <table:table-cell office:value-type="float" office:value="1375356" calcext:value-type="float">
            <text:p>137535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62092" calcext:value-type="float">
            <text:p>1262092</text:p>
          </table:table-cell>
          <table:table-cell office:value-type="float" office:value="1379644" calcext:value-type="float">
            <text:p>1379644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65780" calcext:value-type="float">
            <text:p>1265780</text:p>
          </table:table-cell>
          <table:table-cell office:value-type="float" office:value="1383660" calcext:value-type="float">
            <text:p>138366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75284" calcext:value-type="float">
            <text:p>1275284</text:p>
          </table:table-cell>
          <table:table-cell office:value-type="float" office:value="1394328" calcext:value-type="float">
            <text:p>139432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81620" calcext:value-type="float">
            <text:p>1281620</text:p>
          </table:table-cell>
          <table:table-cell office:value-type="float" office:value="1399108" calcext:value-type="float">
            <text:p>139910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285580" calcext:value-type="float">
            <text:p>1285580</text:p>
          </table:table-cell>
          <table:table-cell office:value-type="float" office:value="1402976" calcext:value-type="float">
            <text:p>140297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89276" calcext:value-type="float">
            <text:p>1289276</text:p>
          </table:table-cell>
          <table:table-cell office:value-type="float" office:value="1406692" calcext:value-type="float">
            <text:p>140669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93500" calcext:value-type="float">
            <text:p>1293500</text:p>
          </table:table-cell>
          <table:table-cell office:value-type="float" office:value="1410552" calcext:value-type="float">
            <text:p>141055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96924" calcext:value-type="float">
            <text:p>1296924</text:p>
          </table:table-cell>
          <table:table-cell office:value-type="float" office:value="1414012" calcext:value-type="float">
            <text:p>141401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00612" calcext:value-type="float">
            <text:p>1300612</text:p>
          </table:table-cell>
          <table:table-cell office:value-type="float" office:value="1418148" calcext:value-type="float">
            <text:p>141814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304572" calcext:value-type="float">
            <text:p>1304572</text:p>
          </table:table-cell>
          <table:table-cell office:value-type="float" office:value="1422156" calcext:value-type="float">
            <text:p>142215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307968" calcext:value-type="float">
            <text:p>1307968</text:p>
          </table:table-cell>
          <table:table-cell office:value-type="float" office:value="1425488" calcext:value-type="float">
            <text:p>142548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314568" calcext:value-type="float">
            <text:p>1314568</text:p>
          </table:table-cell>
          <table:table-cell office:value-type="float" office:value="1431876" calcext:value-type="float">
            <text:p>143187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18000" calcext:value-type="float">
            <text:p>1318000</text:p>
          </table:table-cell>
          <table:table-cell office:value-type="float" office:value="1435340" calcext:value-type="float">
            <text:p>143534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327768" calcext:value-type="float">
            <text:p>1327768</text:p>
          </table:table-cell>
          <table:table-cell office:value-type="float" office:value="1445212" calcext:value-type="float">
            <text:p>144521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331456" calcext:value-type="float">
            <text:p>1331456</text:p>
          </table:table-cell>
          <table:table-cell office:value-type="float" office:value="1448792" calcext:value-type="float">
            <text:p>144879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335144" calcext:value-type="float">
            <text:p>1335144</text:p>
          </table:table-cell>
          <table:table-cell office:value-type="float" office:value="1452516" calcext:value-type="float">
            <text:p>145251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339104" calcext:value-type="float">
            <text:p>1339104</text:p>
          </table:table-cell>
          <table:table-cell office:value-type="float" office:value="1456372" calcext:value-type="float">
            <text:p>145637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342800" calcext:value-type="float">
            <text:p>1342800</text:p>
          </table:table-cell>
          <table:table-cell office:value-type="float" office:value="1459960" calcext:value-type="float">
            <text:p>145996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46496" calcext:value-type="float">
            <text:p>1346496</text:p>
          </table:table-cell>
          <table:table-cell office:value-type="float" office:value="1463688" calcext:value-type="float">
            <text:p>146368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350192" calcext:value-type="float">
            <text:p>1350192</text:p>
          </table:table-cell>
          <table:table-cell office:value-type="float" office:value="1467560" calcext:value-type="float">
            <text:p>146756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353888" calcext:value-type="float">
            <text:p>1353888</text:p>
          </table:table-cell>
          <table:table-cell office:value-type="float" office:value="1471152" calcext:value-type="float">
            <text:p>147115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357580" calcext:value-type="float">
            <text:p>1357580</text:p>
          </table:table-cell>
          <table:table-cell office:value-type="float" office:value="1475024" calcext:value-type="float">
            <text:p>1475024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361252" calcext:value-type="float">
            <text:p>1361252</text:p>
          </table:table-cell>
          <table:table-cell office:value-type="float" office:value="1478888" calcext:value-type="float">
            <text:p>147888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370224" calcext:value-type="float">
            <text:p>1370224</text:p>
          </table:table-cell>
          <table:table-cell office:value-type="float" office:value="1487708" calcext:value-type="float">
            <text:p>148770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373920" calcext:value-type="float">
            <text:p>1373920</text:p>
          </table:table-cell>
          <table:table-cell office:value-type="float" office:value="1491296" calcext:value-type="float">
            <text:p>149129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377864" calcext:value-type="float">
            <text:p>1377864</text:p>
          </table:table-cell>
          <table:table-cell office:value-type="float" office:value="1495020" calcext:value-type="float">
            <text:p>149502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382084" calcext:value-type="float">
            <text:p>1382084</text:p>
          </table:table-cell>
          <table:table-cell office:value-type="float" office:value="1499684" calcext:value-type="float">
            <text:p>1499684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85780" calcext:value-type="float">
            <text:p>1385780</text:p>
          </table:table-cell>
          <table:table-cell office:value-type="float" office:value="1503540" calcext:value-type="float">
            <text:p>150354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89740" calcext:value-type="float">
            <text:p>1389740</text:p>
          </table:table-cell>
          <table:table-cell office:value-type="float" office:value="1507540" calcext:value-type="float">
            <text:p>150754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396064" calcext:value-type="float">
            <text:p>1396064</text:p>
          </table:table-cell>
          <table:table-cell office:value-type="float" office:value="1513372" calcext:value-type="float">
            <text:p>151337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399496" calcext:value-type="float">
            <text:p>1399496</text:p>
          </table:table-cell>
          <table:table-cell office:value-type="float" office:value="1516836" calcext:value-type="float">
            <text:p>151683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03188" calcext:value-type="float">
            <text:p>1403188</text:p>
          </table:table-cell>
          <table:table-cell office:value-type="float" office:value="1520432" calcext:value-type="float">
            <text:p>152043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11900" calcext:value-type="float">
            <text:p>1411900</text:p>
          </table:table-cell>
          <table:table-cell office:value-type="float" office:value="1529516" calcext:value-type="float">
            <text:p>152951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15860" calcext:value-type="float">
            <text:p>1415860</text:p>
          </table:table-cell>
          <table:table-cell office:value-type="float" office:value="1533104" calcext:value-type="float">
            <text:p>1533104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19416" calcext:value-type="float">
            <text:p>1419416</text:p>
          </table:table-cell>
          <table:table-cell office:value-type="float" office:value="1536812" calcext:value-type="float">
            <text:p>153681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23112" calcext:value-type="float">
            <text:p>1423112</text:p>
          </table:table-cell>
          <table:table-cell office:value-type="float" office:value="1540528" calcext:value-type="float">
            <text:p>154052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26808" calcext:value-type="float">
            <text:p>1426808</text:p>
          </table:table-cell>
          <table:table-cell office:value-type="float" office:value="1544112" calcext:value-type="float">
            <text:p>154411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30504" calcext:value-type="float">
            <text:p>1430504</text:p>
          </table:table-cell>
          <table:table-cell office:value-type="float" office:value="1547976" calcext:value-type="float">
            <text:p>154797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34200" calcext:value-type="float">
            <text:p>1434200</text:p>
          </table:table-cell>
          <table:table-cell office:value-type="float" office:value="1551848" calcext:value-type="float">
            <text:p>155184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38160" calcext:value-type="float">
            <text:p>1438160</text:p>
          </table:table-cell>
          <table:table-cell office:value-type="float" office:value="1555852" calcext:value-type="float">
            <text:p>155585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6080" calcext:value-type="float">
            <text:p>1446080</text:p>
          </table:table-cell>
          <table:table-cell office:value-type="float" office:value="1563844" calcext:value-type="float">
            <text:p>1563844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50040" calcext:value-type="float">
            <text:p>1450040</text:p>
          </table:table-cell>
          <table:table-cell office:value-type="float" office:value="1567420" calcext:value-type="float">
            <text:p>156742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53736" calcext:value-type="float">
            <text:p>1453736</text:p>
          </table:table-cell>
          <table:table-cell office:value-type="float" office:value="1571276" calcext:value-type="float">
            <text:p>157127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57432" calcext:value-type="float">
            <text:p>1457432</text:p>
          </table:table-cell>
          <table:table-cell office:value-type="float" office:value="1574860" calcext:value-type="float">
            <text:p>157486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60864" calcext:value-type="float">
            <text:p>1460864</text:p>
          </table:table-cell>
          <table:table-cell office:value-type="float" office:value="1578452" calcext:value-type="float">
            <text:p>157845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64824" calcext:value-type="float">
            <text:p>1464824</text:p>
          </table:table-cell>
          <table:table-cell office:value-type="float" office:value="1582180" calcext:value-type="float">
            <text:p>158218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68520" calcext:value-type="float">
            <text:p>1468520</text:p>
          </table:table-cell>
          <table:table-cell office:value-type="float" office:value="1586048" calcext:value-type="float">
            <text:p>158604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71688" calcext:value-type="float">
            <text:p>1471688</text:p>
          </table:table-cell>
          <table:table-cell office:value-type="float" office:value="1589384" calcext:value-type="float">
            <text:p>1589384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80136" calcext:value-type="float">
            <text:p>1480136</text:p>
          </table:table-cell>
          <table:table-cell office:value-type="float" office:value="1597776" calcext:value-type="float">
            <text:p>159777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83832" calcext:value-type="float">
            <text:p>1483832</text:p>
          </table:table-cell>
          <table:table-cell office:value-type="float" office:value="1601348" calcext:value-type="float">
            <text:p>160134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87528" calcext:value-type="float">
            <text:p>1487528</text:p>
          </table:table-cell>
          <table:table-cell office:value-type="float" office:value="1604940" calcext:value-type="float">
            <text:p>160494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91224" calcext:value-type="float">
            <text:p>1491224</text:p>
          </table:table-cell>
          <table:table-cell office:value-type="float" office:value="1608656" calcext:value-type="float">
            <text:p>160865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94656" calcext:value-type="float">
            <text:p>1494656</text:p>
          </table:table-cell>
          <table:table-cell office:value-type="float" office:value="1612248" calcext:value-type="float">
            <text:p>161224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98352" calcext:value-type="float">
            <text:p>1498352</text:p>
          </table:table-cell>
          <table:table-cell office:value-type="float" office:value="1615716" calcext:value-type="float">
            <text:p>161571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501784" calcext:value-type="float">
            <text:p>1501784</text:p>
          </table:table-cell>
          <table:table-cell office:value-type="float" office:value="1619328" calcext:value-type="float">
            <text:p>161932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509968" calcext:value-type="float">
            <text:p>1509968</text:p>
          </table:table-cell>
          <table:table-cell office:value-type="float" office:value="1627732" calcext:value-type="float">
            <text:p>162773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513656" calcext:value-type="float">
            <text:p>1513656</text:p>
          </table:table-cell>
          <table:table-cell office:value-type="float" office:value="1631180" calcext:value-type="float">
            <text:p>163118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517344" calcext:value-type="float">
            <text:p>1517344</text:p>
          </table:table-cell>
          <table:table-cell office:value-type="float" office:value="1634772" calcext:value-type="float">
            <text:p>163477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18136" calcext:value-type="float">
            <text:p>1518136</text:p>
          </table:table-cell>
          <table:table-cell office:value-type="float" office:value="1635988" calcext:value-type="float">
            <text:p>163598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521832" calcext:value-type="float">
            <text:p>1521832</text:p>
          </table:table-cell>
          <table:table-cell office:value-type="float" office:value="1639708" calcext:value-type="float">
            <text:p>163970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525000" calcext:value-type="float">
            <text:p>1525000</text:p>
          </table:table-cell>
          <table:table-cell office:value-type="float" office:value="1642772" calcext:value-type="float">
            <text:p>164277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528696" calcext:value-type="float">
            <text:p>1528696</text:p>
          </table:table-cell>
          <table:table-cell office:value-type="float" office:value="1646636" calcext:value-type="float">
            <text:p>164663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532124" calcext:value-type="float">
            <text:p>1532124</text:p>
          </table:table-cell>
          <table:table-cell office:value-type="float" office:value="1650104" calcext:value-type="float">
            <text:p>1650104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539516" calcext:value-type="float">
            <text:p>1539516</text:p>
          </table:table-cell>
          <table:table-cell office:value-type="float" office:value="1657024" calcext:value-type="float">
            <text:p>1657024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543212" calcext:value-type="float">
            <text:p>1543212</text:p>
          </table:table-cell>
          <table:table-cell office:value-type="float" office:value="1660612" calcext:value-type="float">
            <text:p>166061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546644" calcext:value-type="float">
            <text:p>1546644</text:p>
          </table:table-cell>
          <table:table-cell office:value-type="float" office:value="1664068" calcext:value-type="float">
            <text:p>166406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550076" calcext:value-type="float">
            <text:p>1550076</text:p>
          </table:table-cell>
          <table:table-cell office:value-type="float" office:value="1667528" calcext:value-type="float">
            <text:p>166752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553772" calcext:value-type="float">
            <text:p>1553772</text:p>
          </table:table-cell>
          <table:table-cell office:value-type="float" office:value="1671264" calcext:value-type="float">
            <text:p>1671264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54828" calcext:value-type="float">
            <text:p>1554828</text:p>
          </table:table-cell>
          <table:table-cell office:value-type="float" office:value="1673016" calcext:value-type="float">
            <text:p>167301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558260" calcext:value-type="float">
            <text:p>1558260</text:p>
          </table:table-cell>
          <table:table-cell office:value-type="float" office:value="1676356" calcext:value-type="float">
            <text:p>167635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565124" calcext:value-type="float">
            <text:p>1565124</text:p>
          </table:table-cell>
          <table:table-cell office:value-type="float" office:value="1682748" calcext:value-type="float">
            <text:p>168274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565652" calcext:value-type="float">
            <text:p>1565652</text:p>
          </table:table-cell>
          <table:table-cell office:value-type="float" office:value="1683156" calcext:value-type="float">
            <text:p>1683156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568820" calcext:value-type="float">
            <text:p>1568820</text:p>
          </table:table-cell>
          <table:table-cell office:value-type="float" office:value="1686772" calcext:value-type="float">
            <text:p>1686772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69084" calcext:value-type="float">
            <text:p>1569084</text:p>
          </table:table-cell>
          <table:table-cell office:value-type="float" office:value="1687044" calcext:value-type="float">
            <text:p>1687044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69084" calcext:value-type="float">
            <text:p>1569084</text:p>
          </table:table-cell>
          <table:table-cell office:value-type="float" office:value="1687044" calcext:value-type="float">
            <text:p>1687044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569084" calcext:value-type="float">
            <text:p>1569084</text:p>
          </table:table-cell>
          <table:table-cell office:value-type="float" office:value="1687044" calcext:value-type="float">
            <text:p>1687044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69348" calcext:value-type="float">
            <text:p>1569348</text:p>
          </table:table-cell>
          <table:table-cell office:value-type="float" office:value="1687044" calcext:value-type="float">
            <text:p>1687044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569876" calcext:value-type="float">
            <text:p>1569876</text:p>
          </table:table-cell>
          <table:table-cell office:value-type="float" office:value="1687444" calcext:value-type="float">
            <text:p>1687444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70932" calcext:value-type="float">
            <text:p>1570932</text:p>
          </table:table-cell>
          <table:table-cell office:value-type="float" office:value="1688660" calcext:value-type="float">
            <text:p>168866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573044" calcext:value-type="float">
            <text:p>1573044</text:p>
          </table:table-cell>
          <table:table-cell office:value-type="float" office:value="1690548" calcext:value-type="float">
            <text:p>1690548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574628" calcext:value-type="float">
            <text:p>1574628</text:p>
          </table:table-cell>
          <table:table-cell office:value-type="float" office:value="1692300" calcext:value-type="float">
            <text:p>16923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722728" calcext:value-type="float">
            <text:p>1722728</text:p>
          </table:table-cell>
          <table:table-cell office:value-type="float" office:value="1843360" calcext:value-type="float">
            <text:p>184336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728800" calcext:value-type="float">
            <text:p>1728800</text:p>
          </table:table-cell>
          <table:table-cell office:value-type="float" office:value="1846400" calcext:value-type="float">
            <text:p>18464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731704" calcext:value-type="float">
            <text:p>1731704</text:p>
          </table:table-cell>
          <table:table-cell office:value-type="float" office:value="1849304" calcext:value-type="float">
            <text:p>1849304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731704" calcext:value-type="float">
            <text:p>1731704</text:p>
          </table:table-cell>
          <table:table-cell office:value-type="float" office:value="1849304" calcext:value-type="float">
            <text:p>1849304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731704" calcext:value-type="float">
            <text:p>1731704</text:p>
          </table:table-cell>
          <table:table-cell office:value-type="float" office:value="1849304" calcext:value-type="float">
            <text:p>1849304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unicorn_rails</text:p>
          </table:table-cell>
          <table:table-cell office:value-type="string" calcext:value-type="string">
            <text:p>worker[0]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-p</text:p>
          </table:table-cell>
          <table:table-cell office:value-type="float" office:value="3300" calcext:value-type="float">
            <text:p>3300</text:p>
          </table:table-cell>
          <table:table-cell/>
        </table:table-row>
      </table:table>
      <table:table table:name="Лист2" table:style-name="ta1">
        <table:shapes>
          <draw:frame draw:z-index="0" draw:style-name="gr1" draw:text-style-name="P1" svg:width="42.368cm" svg:height="18.354cm" svg:x="4.627cm" svg:y="1.461cm">
            <draw:object draw:notify-on-update-of-ranges="Лист1.A1:Лист1.A1 Лист1.A2:Лист1.A268 Лист1.B1:Лист1.B1 Лист1.B2:Лист1.B268 Лист1.C1:Лист1.C1 Лист1.C2:Лист1.C26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2T01:23:44.895131260</meta:creation-date>
    <dc:date>2015-07-22T01:29:09.087129092</dc:date>
    <meta:editing-duration>P0D</meta:editing-duration>
    <meta:editing-cycles>1</meta:editing-cycles>
    <meta:document-statistic meta:table-count="2" meta:cell-count="2673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2.369cm" svg:height="18.355cm" xlink:href=".." xlink:type="simple" chart:class="chart:line" chart:style-name="ch1">
        <chart:legend chart:legend-position="end" svg:x="40.549cm" svg:y="8.629cm" style:legend-expansion="high" chart:style-name="ch2"/>
        <chart:plot-area chart:style-name="ch3" table:cell-range-address="Лист1.A1:Лист1.C268" chart:data-source-has-labels="both" svg:x="0.847cm" svg:y="0.367cm" svg:width="38.855cm" svg:height="17.621cm">
          <chartooo:coordinate-region svg:x="2.394cm" svg:y="0.566cm" svg:width="37.307cm" svg:height="16.498cm"/>
          <chart:axis chart:dimension="x" chart:name="primary-x" chart:style-name="ch4" chartooo:axis-type="auto">
            <chartooo:date-scale/>
            <chart:categories table:cell-range-address="Лист1.A2:Лист1.A26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B2:Лист1.B268" chart:label-cell-address="Лист1.B1:Лист1.B1" chart:class="chart:line">
            <chart:data-point chart:repeated="267"/>
          </chart:series>
          <chart:series chart:style-name="ch7" chart:values-cell-range-address="Лист1.C2:Лист1.C268" chart:label-cell-address="Лист1.C1:Лист1.C1" chart:class="chart:line">
            <chart:data-point chart:repeated="26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</text:p>
                <draw:g>
                  <svg:desc>Лист1.B1:Лист1.B1</svg:desc>
                </draw:g>
              </table:table-cell>
              <table:table-cell office:value-type="string">
                <text:p>virt</text:p>
                <draw:g>
                  <svg:desc>Лист1.C1:Лист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Лист1.A2:Лист1.A268</svg:desc>
                </draw:g>
              </table:table-cell>
              <table:table-cell office:value-type="float" office:value="73488">
                <text:p>73488</text:p>
                <draw:g>
                  <svg:desc>Лист1.B2:Лист1.B268</svg:desc>
                </draw:g>
              </table:table-cell>
              <table:table-cell office:value-type="float" office:value="190004">
                <text:p>190004</text:p>
                <draw:g>
                  <svg:desc>Лист1.C2:Лист1.C26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3488">
                <text:p>73488</text:p>
              </table:table-cell>
              <table:table-cell office:value-type="float" office:value="190004">
                <text:p>19000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3488">
                <text:p>73488</text:p>
              </table:table-cell>
              <table:table-cell office:value-type="float" office:value="190004">
                <text:p>19000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3488">
                <text:p>73488</text:p>
              </table:table-cell>
              <table:table-cell office:value-type="float" office:value="190004">
                <text:p>19000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85664">
                <text:p>85664</text:p>
              </table:table-cell>
              <table:table-cell office:value-type="float" office:value="201508">
                <text:p>20150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20512">
                <text:p>120512</text:p>
              </table:table-cell>
              <table:table-cell office:value-type="float" office:value="236624">
                <text:p>23662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1364">
                <text:p>141364</text:p>
              </table:table-cell>
              <table:table-cell office:value-type="float" office:value="257536">
                <text:p>25753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55616">
                <text:p>155616</text:p>
              </table:table-cell>
              <table:table-cell office:value-type="float" office:value="271788">
                <text:p>27178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73304">
                <text:p>173304</text:p>
              </table:table-cell>
              <table:table-cell office:value-type="float" office:value="289108">
                <text:p>2891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6768">
                <text:p>186768</text:p>
              </table:table-cell>
              <table:table-cell office:value-type="float" office:value="302708">
                <text:p>30270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13692">
                <text:p>213692</text:p>
              </table:table-cell>
              <table:table-cell office:value-type="float" office:value="329604">
                <text:p>32960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17916">
                <text:p>217916</text:p>
              </table:table-cell>
              <table:table-cell office:value-type="float" office:value="333948">
                <text:p>33394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17916">
                <text:p>217916</text:p>
              </table:table-cell>
              <table:table-cell office:value-type="float" office:value="333948">
                <text:p>33394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18444">
                <text:p>218444</text:p>
              </table:table-cell>
              <table:table-cell office:value-type="float" office:value="334392">
                <text:p>33439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18444">
                <text:p>218444</text:p>
              </table:table-cell>
              <table:table-cell office:value-type="float" office:value="334392">
                <text:p>33439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18708">
                <text:p>218708</text:p>
              </table:table-cell>
              <table:table-cell office:value-type="float" office:value="334528">
                <text:p>33452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21348">
                <text:p>221348</text:p>
              </table:table-cell>
              <table:table-cell office:value-type="float" office:value="337216">
                <text:p>33721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23460">
                <text:p>223460</text:p>
              </table:table-cell>
              <table:table-cell office:value-type="float" office:value="339508">
                <text:p>33950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26364">
                <text:p>226364</text:p>
              </table:table-cell>
              <table:table-cell office:value-type="float" office:value="342068">
                <text:p>34206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8476">
                <text:p>228476</text:p>
              </table:table-cell>
              <table:table-cell office:value-type="float" office:value="344356">
                <text:p>34435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75732">
                <text:p>275732</text:p>
              </table:table-cell>
              <table:table-cell office:value-type="float" office:value="391912">
                <text:p>39191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90780">
                <text:p>290780</text:p>
              </table:table-cell>
              <table:table-cell office:value-type="float" office:value="406792">
                <text:p>40679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06356">
                <text:p>306356</text:p>
              </table:table-cell>
              <table:table-cell office:value-type="float" office:value="422244">
                <text:p>42224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24308">
                <text:p>324308</text:p>
              </table:table-cell>
              <table:table-cell office:value-type="float" office:value="440324">
                <text:p>44032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44636">
                <text:p>344636</text:p>
              </table:table-cell>
              <table:table-cell office:value-type="float" office:value="460672">
                <text:p>46067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55460">
                <text:p>355460</text:p>
              </table:table-cell>
              <table:table-cell office:value-type="float" office:value="471592">
                <text:p>47159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68924">
                <text:p>368924</text:p>
              </table:table-cell>
              <table:table-cell office:value-type="float" office:value="484864">
                <text:p>48486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86876">
                <text:p>386876</text:p>
              </table:table-cell>
              <table:table-cell office:value-type="float" office:value="502640">
                <text:p>50264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86876">
                <text:p>386876</text:p>
              </table:table-cell>
              <table:table-cell office:value-type="float" office:value="502640">
                <text:p>50264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87140">
                <text:p>387140</text:p>
              </table:table-cell>
              <table:table-cell office:value-type="float" office:value="503180">
                <text:p>50318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87140">
                <text:p>387140</text:p>
              </table:table-cell>
              <table:table-cell office:value-type="float" office:value="503180">
                <text:p>50318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88196">
                <text:p>388196</text:p>
              </table:table-cell>
              <table:table-cell office:value-type="float" office:value="504208">
                <text:p>50420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88196">
                <text:p>388196</text:p>
              </table:table-cell>
              <table:table-cell office:value-type="float" office:value="504208">
                <text:p>50420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89252">
                <text:p>389252</text:p>
              </table:table-cell>
              <table:table-cell office:value-type="float" office:value="505236">
                <text:p>50523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89252">
                <text:p>389252</text:p>
              </table:table-cell>
              <table:table-cell office:value-type="float" office:value="505236">
                <text:p>50523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89516">
                <text:p>389516</text:p>
              </table:table-cell>
              <table:table-cell office:value-type="float" office:value="505376">
                <text:p>50537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91364">
                <text:p>391364</text:p>
              </table:table-cell>
              <table:table-cell office:value-type="float" office:value="507392">
                <text:p>50739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93476">
                <text:p>393476</text:p>
              </table:table-cell>
              <table:table-cell office:value-type="float" office:value="509412">
                <text:p>50941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5060">
                <text:p>395060</text:p>
              </table:table-cell>
              <table:table-cell office:value-type="float" office:value="510896">
                <text:p>51089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96908">
                <text:p>396908</text:p>
              </table:table-cell>
              <table:table-cell office:value-type="float" office:value="512776">
                <text:p>51277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98756">
                <text:p>398756</text:p>
              </table:table-cell>
              <table:table-cell office:value-type="float" office:value="514808">
                <text:p>514808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00340">
                <text:p>400340</text:p>
              </table:table-cell>
              <table:table-cell office:value-type="float" office:value="516300">
                <text:p>51630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02188">
                <text:p>402188</text:p>
              </table:table-cell>
              <table:table-cell office:value-type="float" office:value="518192">
                <text:p>51819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04036">
                <text:p>404036</text:p>
              </table:table-cell>
              <table:table-cell office:value-type="float" office:value="519948">
                <text:p>51994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05620">
                <text:p>405620</text:p>
              </table:table-cell>
              <table:table-cell office:value-type="float" office:value="521568">
                <text:p>52156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35980">
                <text:p>435980</text:p>
              </table:table-cell>
              <table:table-cell office:value-type="float" office:value="552528">
                <text:p>552528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39940">
                <text:p>439940</text:p>
              </table:table-cell>
              <table:table-cell office:value-type="float" office:value="556032">
                <text:p>55603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5876">
                <text:p>485876</text:p>
              </table:table-cell>
              <table:table-cell office:value-type="float" office:value="602116">
                <text:p>60211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86140">
                <text:p>486140</text:p>
              </table:table-cell>
              <table:table-cell office:value-type="float" office:value="602116">
                <text:p>60211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88780">
                <text:p>488780</text:p>
              </table:table-cell>
              <table:table-cell office:value-type="float" office:value="604760">
                <text:p>604760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36564">
                <text:p>536564</text:p>
              </table:table-cell>
              <table:table-cell office:value-type="float" office:value="653208">
                <text:p>65320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48708">
                <text:p>548708</text:p>
              </table:table-cell>
              <table:table-cell office:value-type="float" office:value="664928">
                <text:p>664928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53196">
                <text:p>553196</text:p>
              </table:table-cell>
              <table:table-cell office:value-type="float" office:value="669728">
                <text:p>669728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56628">
                <text:p>556628</text:p>
              </table:table-cell>
              <table:table-cell office:value-type="float" office:value="672916">
                <text:p>67291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64548">
                <text:p>564548</text:p>
              </table:table-cell>
              <table:table-cell office:value-type="float" office:value="680752">
                <text:p>68075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4548">
                <text:p>564548</text:p>
              </table:table-cell>
              <table:table-cell office:value-type="float" office:value="680752">
                <text:p>68075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1924">
                <text:p>571924</text:p>
              </table:table-cell>
              <table:table-cell office:value-type="float" office:value="688204">
                <text:p>688204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72184">
                <text:p>572184</text:p>
              </table:table-cell>
              <table:table-cell office:value-type="float" office:value="688204">
                <text:p>68820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79576">
                <text:p>579576</text:p>
              </table:table-cell>
              <table:table-cell office:value-type="float" office:value="695908">
                <text:p>69590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86392">
                <text:p>586392</text:p>
              </table:table-cell>
              <table:table-cell office:value-type="float" office:value="702712">
                <text:p>70271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586392">
                <text:p>586392</text:p>
              </table:table-cell>
              <table:table-cell office:value-type="float" office:value="702712">
                <text:p>70271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593520">
                <text:p>593520</text:p>
              </table:table-cell>
              <table:table-cell office:value-type="float" office:value="709768">
                <text:p>709768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01428">
                <text:p>601428</text:p>
              </table:table-cell>
              <table:table-cell office:value-type="float" office:value="717740">
                <text:p>71774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01428">
                <text:p>601428</text:p>
              </table:table-cell>
              <table:table-cell office:value-type="float" office:value="717740">
                <text:p>717740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09872">
                <text:p>609872</text:p>
              </table:table-cell>
              <table:table-cell office:value-type="float" office:value="725980">
                <text:p>725980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16468">
                <text:p>616468</text:p>
              </table:table-cell>
              <table:table-cell office:value-type="float" office:value="732764">
                <text:p>732764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16464">
                <text:p>616464</text:p>
              </table:table-cell>
              <table:table-cell office:value-type="float" office:value="732764">
                <text:p>732764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25436">
                <text:p>625436</text:p>
              </table:table-cell>
              <table:table-cell office:value-type="float" office:value="741772">
                <text:p>74177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25436">
                <text:p>625436</text:p>
              </table:table-cell>
              <table:table-cell office:value-type="float" office:value="741772">
                <text:p>74177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32028">
                <text:p>632028</text:p>
              </table:table-cell>
              <table:table-cell office:value-type="float" office:value="748032">
                <text:p>748032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638460">
                <text:p>638460</text:p>
              </table:table-cell>
              <table:table-cell office:value-type="float" office:value="754780">
                <text:p>754780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642948">
                <text:p>642948</text:p>
              </table:table-cell>
              <table:table-cell office:value-type="float" office:value="759192">
                <text:p>75919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643476">
                <text:p>643476</text:p>
              </table:table-cell>
              <table:table-cell office:value-type="float" office:value="759600">
                <text:p>75960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643740">
                <text:p>643740</text:p>
              </table:table-cell>
              <table:table-cell office:value-type="float" office:value="759600">
                <text:p>75960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643740">
                <text:p>643740</text:p>
              </table:table-cell>
              <table:table-cell office:value-type="float" office:value="759600">
                <text:p>759600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644532">
                <text:p>644532</text:p>
              </table:table-cell>
              <table:table-cell office:value-type="float" office:value="760676">
                <text:p>760676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646644">
                <text:p>646644</text:p>
              </table:table-cell>
              <table:table-cell office:value-type="float" office:value="762836">
                <text:p>762836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648492">
                <text:p>648492</text:p>
              </table:table-cell>
              <table:table-cell office:value-type="float" office:value="764860">
                <text:p>764860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650868">
                <text:p>650868</text:p>
              </table:table-cell>
              <table:table-cell office:value-type="float" office:value="766880">
                <text:p>76688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53244">
                <text:p>653244</text:p>
              </table:table-cell>
              <table:table-cell office:value-type="float" office:value="769308">
                <text:p>769308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655356">
                <text:p>655356</text:p>
              </table:table-cell>
              <table:table-cell office:value-type="float" office:value="771464">
                <text:p>771464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657468">
                <text:p>657468</text:p>
              </table:table-cell>
              <table:table-cell office:value-type="float" office:value="773620">
                <text:p>773620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659844">
                <text:p>659844</text:p>
              </table:table-cell>
              <table:table-cell office:value-type="float" office:value="775912">
                <text:p>775912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661956">
                <text:p>661956</text:p>
              </table:table-cell>
              <table:table-cell office:value-type="float" office:value="777932">
                <text:p>777932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664068">
                <text:p>664068</text:p>
              </table:table-cell>
              <table:table-cell office:value-type="float" office:value="780092">
                <text:p>780092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665904">
                <text:p>665904</text:p>
              </table:table-cell>
              <table:table-cell office:value-type="float" office:value="781712">
                <text:p>78171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667224">
                <text:p>667224</text:p>
              </table:table-cell>
              <table:table-cell office:value-type="float" office:value="783336">
                <text:p>78333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668544">
                <text:p>668544</text:p>
              </table:table-cell>
              <table:table-cell office:value-type="float" office:value="784552">
                <text:p>784552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711576">
                <text:p>711576</text:p>
              </table:table-cell>
              <table:table-cell office:value-type="float" office:value="828832">
                <text:p>8288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42992">
                <text:p>742992</text:p>
              </table:table-cell>
              <table:table-cell office:value-type="float" office:value="859624">
                <text:p>859624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743256">
                <text:p>743256</text:p>
              </table:table-cell>
              <table:table-cell office:value-type="float" office:value="859624">
                <text:p>859624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782592">
                <text:p>782592</text:p>
              </table:table-cell>
              <table:table-cell office:value-type="float" office:value="898852">
                <text:p>898852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782592">
                <text:p>782592</text:p>
              </table:table-cell>
              <table:table-cell office:value-type="float" office:value="898852">
                <text:p>89885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782592">
                <text:p>782592</text:p>
              </table:table-cell>
              <table:table-cell office:value-type="float" office:value="898852">
                <text:p>898852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782592">
                <text:p>782592</text:p>
              </table:table-cell>
              <table:table-cell office:value-type="float" office:value="898852">
                <text:p>89885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782592">
                <text:p>782592</text:p>
              </table:table-cell>
              <table:table-cell office:value-type="float" office:value="898852">
                <text:p>898852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782852">
                <text:p>782852</text:p>
              </table:table-cell>
              <table:table-cell office:value-type="float" office:value="898852">
                <text:p>898852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787076">
                <text:p>787076</text:p>
              </table:table-cell>
              <table:table-cell office:value-type="float" office:value="902956">
                <text:p>90295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791300">
                <text:p>791300</text:p>
              </table:table-cell>
              <table:table-cell office:value-type="float" office:value="907336">
                <text:p>90733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95752">
                <text:p>795752</text:p>
              </table:table-cell>
              <table:table-cell office:value-type="float" office:value="911976">
                <text:p>91197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796516">
                <text:p>796516</text:p>
              </table:table-cell>
              <table:table-cell office:value-type="float" office:value="913056">
                <text:p>913056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799684">
                <text:p>799684</text:p>
              </table:table-cell>
              <table:table-cell office:value-type="float" office:value="916116">
                <text:p>916116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808132">
                <text:p>808132</text:p>
              </table:table-cell>
              <table:table-cell office:value-type="float" office:value="924376">
                <text:p>924376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811828">
                <text:p>811828</text:p>
              </table:table-cell>
              <table:table-cell office:value-type="float" office:value="928100">
                <text:p>928100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817108">
                <text:p>817108</text:p>
              </table:table-cell>
              <table:table-cell office:value-type="float" office:value="933404">
                <text:p>933404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823972">
                <text:p>823972</text:p>
              </table:table-cell>
              <table:table-cell office:value-type="float" office:value="940200">
                <text:p>940200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829516">
                <text:p>829516</text:p>
              </table:table-cell>
              <table:table-cell office:value-type="float" office:value="945520">
                <text:p>945520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832680">
                <text:p>832680</text:p>
              </table:table-cell>
              <table:table-cell office:value-type="float" office:value="948580">
                <text:p>948580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838752">
                <text:p>838752</text:p>
              </table:table-cell>
              <table:table-cell office:value-type="float" office:value="955244">
                <text:p>95524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842968">
                <text:p>842968</text:p>
              </table:table-cell>
              <table:table-cell office:value-type="float" office:value="960076">
                <text:p>960076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891808">
                <text:p>891808</text:p>
              </table:table-cell>
              <table:table-cell office:value-type="float" office:value="1008012">
                <text:p>100801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891808">
                <text:p>891808</text:p>
              </table:table-cell>
              <table:table-cell office:value-type="float" office:value="1008012">
                <text:p>1008012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891808">
                <text:p>891808</text:p>
              </table:table-cell>
              <table:table-cell office:value-type="float" office:value="1008012">
                <text:p>100801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891808">
                <text:p>891808</text:p>
              </table:table-cell>
              <table:table-cell office:value-type="float" office:value="1008012">
                <text:p>100801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891808">
                <text:p>891808</text:p>
              </table:table-cell>
              <table:table-cell office:value-type="float" office:value="1008012">
                <text:p>1008012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912384">
                <text:p>912384</text:p>
              </table:table-cell>
              <table:table-cell office:value-type="float" office:value="1028536">
                <text:p>1028536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912384">
                <text:p>912384</text:p>
              </table:table-cell>
              <table:table-cell office:value-type="float" office:value="1028536">
                <text:p>1028536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912384">
                <text:p>912384</text:p>
              </table:table-cell>
              <table:table-cell office:value-type="float" office:value="1028536">
                <text:p>1028536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922412">
                <text:p>922412</text:p>
              </table:table-cell>
              <table:table-cell office:value-type="float" office:value="1039048">
                <text:p>103904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924524">
                <text:p>924524</text:p>
              </table:table-cell>
              <table:table-cell office:value-type="float" office:value="1040500">
                <text:p>1040500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924524">
                <text:p>924524</text:p>
              </table:table-cell>
              <table:table-cell office:value-type="float" office:value="1040500">
                <text:p>1040500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931916">
                <text:p>931916</text:p>
              </table:table-cell>
              <table:table-cell office:value-type="float" office:value="1048372">
                <text:p>1048372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936932">
                <text:p>936932</text:p>
              </table:table-cell>
              <table:table-cell office:value-type="float" office:value="1053040">
                <text:p>1053040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936932">
                <text:p>936932</text:p>
              </table:table-cell>
              <table:table-cell office:value-type="float" office:value="1053040">
                <text:p>1053040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941156">
                <text:p>941156</text:p>
              </table:table-cell>
              <table:table-cell office:value-type="float" office:value="1057840">
                <text:p>1057840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948812">
                <text:p>948812</text:p>
              </table:table-cell>
              <table:table-cell office:value-type="float" office:value="1064880">
                <text:p>1064880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947988">
                <text:p>947988</text:p>
              </table:table-cell>
              <table:table-cell office:value-type="float" office:value="1064880">
                <text:p>106488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953792">
                <text:p>953792</text:p>
              </table:table-cell>
              <table:table-cell office:value-type="float" office:value="1071268">
                <text:p>1071268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960128">
                <text:p>960128</text:p>
              </table:table-cell>
              <table:table-cell office:value-type="float" office:value="1076992">
                <text:p>107699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960128">
                <text:p>960128</text:p>
              </table:table-cell>
              <table:table-cell office:value-type="float" office:value="1076992">
                <text:p>107699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961708">
                <text:p>961708</text:p>
              </table:table-cell>
              <table:table-cell office:value-type="float" office:value="1078880">
                <text:p>1078880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974908">
                <text:p>974908</text:p>
              </table:table-cell>
              <table:table-cell office:value-type="float" office:value="1091756">
                <text:p>1091756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974908">
                <text:p>974908</text:p>
              </table:table-cell>
              <table:table-cell office:value-type="float" office:value="1091756">
                <text:p>10917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980188">
                <text:p>980188</text:p>
              </table:table-cell>
              <table:table-cell office:value-type="float" office:value="1097476">
                <text:p>1097476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981244">
                <text:p>981244</text:p>
              </table:table-cell>
              <table:table-cell office:value-type="float" office:value="1098408">
                <text:p>1098408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987844">
                <text:p>987844</text:p>
              </table:table-cell>
              <table:table-cell office:value-type="float" office:value="1104928">
                <text:p>1104928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987672">
                <text:p>987672</text:p>
              </table:table-cell>
              <table:table-cell office:value-type="float" office:value="1104928">
                <text:p>1104928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987936">
                <text:p>987936</text:p>
              </table:table-cell>
              <table:table-cell office:value-type="float" office:value="1104928">
                <text:p>1104928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987936">
                <text:p>987936</text:p>
              </table:table-cell>
              <table:table-cell office:value-type="float" office:value="1104928">
                <text:p>110492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987936">
                <text:p>987936</text:p>
              </table:table-cell>
              <table:table-cell office:value-type="float" office:value="1104928">
                <text:p>1104928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987936">
                <text:p>987936</text:p>
              </table:table-cell>
              <table:table-cell office:value-type="float" office:value="1104928">
                <text:p>1104928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987936">
                <text:p>987936</text:p>
              </table:table-cell>
              <table:table-cell office:value-type="float" office:value="1104928">
                <text:p>1104928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988196">
                <text:p>988196</text:p>
              </table:table-cell>
              <table:table-cell office:value-type="float" office:value="1105196">
                <text:p>1105196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989508">
                <text:p>989508</text:p>
              </table:table-cell>
              <table:table-cell office:value-type="float" office:value="1106816">
                <text:p>1106816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993292">
                <text:p>993292</text:p>
              </table:table-cell>
              <table:table-cell office:value-type="float" office:value="1110616">
                <text:p>1110616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995404">
                <text:p>995404</text:p>
              </table:table-cell>
              <table:table-cell office:value-type="float" office:value="1112644">
                <text:p>1112644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997776">
                <text:p>997776</text:p>
              </table:table-cell>
              <table:table-cell office:value-type="float" office:value="1115072">
                <text:p>1115072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000152">
                <text:p>1000152</text:p>
              </table:table-cell>
              <table:table-cell office:value-type="float" office:value="1117364">
                <text:p>1117364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004140">
                <text:p>1004140</text:p>
              </table:table-cell>
              <table:table-cell office:value-type="float" office:value="1121164">
                <text:p>112116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05724">
                <text:p>1005724</text:p>
              </table:table-cell>
              <table:table-cell office:value-type="float" office:value="1123056">
                <text:p>1123056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007836">
                <text:p>1007836</text:p>
              </table:table-cell>
              <table:table-cell office:value-type="float" office:value="1124948">
                <text:p>1124948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009420">
                <text:p>1009420</text:p>
              </table:table-cell>
              <table:table-cell office:value-type="float" office:value="1126568">
                <text:p>1126568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013116">
                <text:p>1013116</text:p>
              </table:table-cell>
              <table:table-cell office:value-type="float" office:value="1130372">
                <text:p>1130372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014964">
                <text:p>1014964</text:p>
              </table:table-cell>
              <table:table-cell office:value-type="float" office:value="1131992">
                <text:p>1131992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016548">
                <text:p>1016548</text:p>
              </table:table-cell>
              <table:table-cell office:value-type="float" office:value="1133748">
                <text:p>1133748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085184">
                <text:p>1085184</text:p>
              </table:table-cell>
              <table:table-cell office:value-type="float" office:value="1204124">
                <text:p>1204124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098120">
                <text:p>1098120</text:p>
              </table:table-cell>
              <table:table-cell office:value-type="float" office:value="1216436">
                <text:p>1216436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117392">
                <text:p>1117392</text:p>
              </table:table-cell>
              <table:table-cell office:value-type="float" office:value="1234832">
                <text:p>123483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124256">
                <text:p>1124256</text:p>
              </table:table-cell>
              <table:table-cell office:value-type="float" office:value="1241536">
                <text:p>124153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128480">
                <text:p>1128480</text:p>
              </table:table-cell>
              <table:table-cell office:value-type="float" office:value="1245688">
                <text:p>1245688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135080">
                <text:p>1135080</text:p>
              </table:table-cell>
              <table:table-cell office:value-type="float" office:value="1252256">
                <text:p>1252256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141456">
                <text:p>1141456</text:p>
              </table:table-cell>
              <table:table-cell office:value-type="float" office:value="1258808">
                <text:p>1258808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147000">
                <text:p>1147000</text:p>
              </table:table-cell>
              <table:table-cell office:value-type="float" office:value="1265116">
                <text:p>1265116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152808">
                <text:p>1152808</text:p>
              </table:table-cell>
              <table:table-cell office:value-type="float" office:value="1270472">
                <text:p>127047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165480">
                <text:p>1165480</text:p>
              </table:table-cell>
              <table:table-cell office:value-type="float" office:value="1283180">
                <text:p>1283180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169440">
                <text:p>1169440</text:p>
              </table:table-cell>
              <table:table-cell office:value-type="float" office:value="1286772">
                <text:p>128677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176304">
                <text:p>1176304</text:p>
              </table:table-cell>
              <table:table-cell office:value-type="float" office:value="1293724">
                <text:p>1293724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182376">
                <text:p>1182376</text:p>
              </table:table-cell>
              <table:table-cell office:value-type="float" office:value="1300284">
                <text:p>1300284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187656">
                <text:p>1187656</text:p>
              </table:table-cell>
              <table:table-cell office:value-type="float" office:value="1304820">
                <text:p>130482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194256">
                <text:p>1194256</text:p>
              </table:table-cell>
              <table:table-cell office:value-type="float" office:value="1311504">
                <text:p>1311504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198744">
                <text:p>1198744</text:p>
              </table:table-cell>
              <table:table-cell office:value-type="float" office:value="1316200">
                <text:p>1316200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204276">
                <text:p>1204276</text:p>
              </table:table-cell>
              <table:table-cell office:value-type="float" office:value="1321544">
                <text:p>1321544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209556">
                <text:p>1209556</text:p>
              </table:table-cell>
              <table:table-cell office:value-type="float" office:value="1327584">
                <text:p>1327584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215364">
                <text:p>1215364</text:p>
              </table:table-cell>
              <table:table-cell office:value-type="float" office:value="1333068">
                <text:p>1333068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226980">
                <text:p>1226980</text:p>
              </table:table-cell>
              <table:table-cell office:value-type="float" office:value="1345096">
                <text:p>1345096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232524">
                <text:p>1232524</text:p>
              </table:table-cell>
              <table:table-cell office:value-type="float" office:value="1349612">
                <text:p>134961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237804">
                <text:p>1237804</text:p>
              </table:table-cell>
              <table:table-cell office:value-type="float" office:value="1355872">
                <text:p>135587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243348">
                <text:p>1243348</text:p>
              </table:table-cell>
              <table:table-cell office:value-type="float" office:value="1360656">
                <text:p>1360656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247836">
                <text:p>1247836</text:p>
              </table:table-cell>
              <table:table-cell office:value-type="float" office:value="1365496">
                <text:p>136549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253908">
                <text:p>1253908</text:p>
              </table:table-cell>
              <table:table-cell office:value-type="float" office:value="1371220">
                <text:p>1371220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257868">
                <text:p>1257868</text:p>
              </table:table-cell>
              <table:table-cell office:value-type="float" office:value="1375356">
                <text:p>1375356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262092">
                <text:p>1262092</text:p>
              </table:table-cell>
              <table:table-cell office:value-type="float" office:value="1379644">
                <text:p>1379644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265780">
                <text:p>1265780</text:p>
              </table:table-cell>
              <table:table-cell office:value-type="float" office:value="1383660">
                <text:p>1383660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275284">
                <text:p>1275284</text:p>
              </table:table-cell>
              <table:table-cell office:value-type="float" office:value="1394328">
                <text:p>1394328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281620">
                <text:p>1281620</text:p>
              </table:table-cell>
              <table:table-cell office:value-type="float" office:value="1399108">
                <text:p>1399108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285580">
                <text:p>1285580</text:p>
              </table:table-cell>
              <table:table-cell office:value-type="float" office:value="1402976">
                <text:p>1402976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289276">
                <text:p>1289276</text:p>
              </table:table-cell>
              <table:table-cell office:value-type="float" office:value="1406692">
                <text:p>1406692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293500">
                <text:p>1293500</text:p>
              </table:table-cell>
              <table:table-cell office:value-type="float" office:value="1410552">
                <text:p>141055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296924">
                <text:p>1296924</text:p>
              </table:table-cell>
              <table:table-cell office:value-type="float" office:value="1414012">
                <text:p>141401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300612">
                <text:p>1300612</text:p>
              </table:table-cell>
              <table:table-cell office:value-type="float" office:value="1418148">
                <text:p>1418148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304572">
                <text:p>1304572</text:p>
              </table:table-cell>
              <table:table-cell office:value-type="float" office:value="1422156">
                <text:p>1422156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307968">
                <text:p>1307968</text:p>
              </table:table-cell>
              <table:table-cell office:value-type="float" office:value="1425488">
                <text:p>1425488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314568">
                <text:p>1314568</text:p>
              </table:table-cell>
              <table:table-cell office:value-type="float" office:value="1431876">
                <text:p>143187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318000">
                <text:p>1318000</text:p>
              </table:table-cell>
              <table:table-cell office:value-type="float" office:value="1435340">
                <text:p>1435340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327768">
                <text:p>1327768</text:p>
              </table:table-cell>
              <table:table-cell office:value-type="float" office:value="1445212">
                <text:p>1445212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331456">
                <text:p>1331456</text:p>
              </table:table-cell>
              <table:table-cell office:value-type="float" office:value="1448792">
                <text:p>1448792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335144">
                <text:p>1335144</text:p>
              </table:table-cell>
              <table:table-cell office:value-type="float" office:value="1452516">
                <text:p>145251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339104">
                <text:p>1339104</text:p>
              </table:table-cell>
              <table:table-cell office:value-type="float" office:value="1456372">
                <text:p>145637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342800">
                <text:p>1342800</text:p>
              </table:table-cell>
              <table:table-cell office:value-type="float" office:value="1459960">
                <text:p>145996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346496">
                <text:p>1346496</text:p>
              </table:table-cell>
              <table:table-cell office:value-type="float" office:value="1463688">
                <text:p>1463688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1350192">
                <text:p>1350192</text:p>
              </table:table-cell>
              <table:table-cell office:value-type="float" office:value="1467560">
                <text:p>1467560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1353888">
                <text:p>1353888</text:p>
              </table:table-cell>
              <table:table-cell office:value-type="float" office:value="1471152">
                <text:p>1471152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1357580">
                <text:p>1357580</text:p>
              </table:table-cell>
              <table:table-cell office:value-type="float" office:value="1475024">
                <text:p>1475024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1361252">
                <text:p>1361252</text:p>
              </table:table-cell>
              <table:table-cell office:value-type="float" office:value="1478888">
                <text:p>1478888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1370224">
                <text:p>1370224</text:p>
              </table:table-cell>
              <table:table-cell office:value-type="float" office:value="1487708">
                <text:p>1487708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1373920">
                <text:p>1373920</text:p>
              </table:table-cell>
              <table:table-cell office:value-type="float" office:value="1491296">
                <text:p>1491296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1377864">
                <text:p>1377864</text:p>
              </table:table-cell>
              <table:table-cell office:value-type="float" office:value="1495020">
                <text:p>1495020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1382084">
                <text:p>1382084</text:p>
              </table:table-cell>
              <table:table-cell office:value-type="float" office:value="1499684">
                <text:p>1499684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1385780">
                <text:p>1385780</text:p>
              </table:table-cell>
              <table:table-cell office:value-type="float" office:value="1503540">
                <text:p>150354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389740">
                <text:p>1389740</text:p>
              </table:table-cell>
              <table:table-cell office:value-type="float" office:value="1507540">
                <text:p>1507540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1396064">
                <text:p>1396064</text:p>
              </table:table-cell>
              <table:table-cell office:value-type="float" office:value="1513372">
                <text:p>151337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1399496">
                <text:p>1399496</text:p>
              </table:table-cell>
              <table:table-cell office:value-type="float" office:value="1516836">
                <text:p>1516836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1403188">
                <text:p>1403188</text:p>
              </table:table-cell>
              <table:table-cell office:value-type="float" office:value="1520432">
                <text:p>152043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1411900">
                <text:p>1411900</text:p>
              </table:table-cell>
              <table:table-cell office:value-type="float" office:value="1529516">
                <text:p>1529516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1415860">
                <text:p>1415860</text:p>
              </table:table-cell>
              <table:table-cell office:value-type="float" office:value="1533104">
                <text:p>1533104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1419416">
                <text:p>1419416</text:p>
              </table:table-cell>
              <table:table-cell office:value-type="float" office:value="1536812">
                <text:p>153681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1423112">
                <text:p>1423112</text:p>
              </table:table-cell>
              <table:table-cell office:value-type="float" office:value="1540528">
                <text:p>1540528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1426808">
                <text:p>1426808</text:p>
              </table:table-cell>
              <table:table-cell office:value-type="float" office:value="1544112">
                <text:p>1544112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1430504">
                <text:p>1430504</text:p>
              </table:table-cell>
              <table:table-cell office:value-type="float" office:value="1547976">
                <text:p>154797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434200">
                <text:p>1434200</text:p>
              </table:table-cell>
              <table:table-cell office:value-type="float" office:value="1551848">
                <text:p>1551848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1438160">
                <text:p>1438160</text:p>
              </table:table-cell>
              <table:table-cell office:value-type="float" office:value="1555852">
                <text:p>155585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1446080">
                <text:p>1446080</text:p>
              </table:table-cell>
              <table:table-cell office:value-type="float" office:value="1563844">
                <text:p>1563844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1450040">
                <text:p>1450040</text:p>
              </table:table-cell>
              <table:table-cell office:value-type="float" office:value="1567420">
                <text:p>1567420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1453736">
                <text:p>1453736</text:p>
              </table:table-cell>
              <table:table-cell office:value-type="float" office:value="1571276">
                <text:p>1571276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1457432">
                <text:p>1457432</text:p>
              </table:table-cell>
              <table:table-cell office:value-type="float" office:value="1574860">
                <text:p>1574860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1460864">
                <text:p>1460864</text:p>
              </table:table-cell>
              <table:table-cell office:value-type="float" office:value="1578452">
                <text:p>157845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464824">
                <text:p>1464824</text:p>
              </table:table-cell>
              <table:table-cell office:value-type="float" office:value="1582180">
                <text:p>1582180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1468520">
                <text:p>1468520</text:p>
              </table:table-cell>
              <table:table-cell office:value-type="float" office:value="1586048">
                <text:p>1586048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1471688">
                <text:p>1471688</text:p>
              </table:table-cell>
              <table:table-cell office:value-type="float" office:value="1589384">
                <text:p>158938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480136">
                <text:p>1480136</text:p>
              </table:table-cell>
              <table:table-cell office:value-type="float" office:value="1597776">
                <text:p>1597776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1483832">
                <text:p>1483832</text:p>
              </table:table-cell>
              <table:table-cell office:value-type="float" office:value="1601348">
                <text:p>1601348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1487528">
                <text:p>1487528</text:p>
              </table:table-cell>
              <table:table-cell office:value-type="float" office:value="1604940">
                <text:p>1604940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1491224">
                <text:p>1491224</text:p>
              </table:table-cell>
              <table:table-cell office:value-type="float" office:value="1608656">
                <text:p>1608656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1494656">
                <text:p>1494656</text:p>
              </table:table-cell>
              <table:table-cell office:value-type="float" office:value="1612248">
                <text:p>1612248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1498352">
                <text:p>1498352</text:p>
              </table:table-cell>
              <table:table-cell office:value-type="float" office:value="1615716">
                <text:p>1615716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1501784">
                <text:p>1501784</text:p>
              </table:table-cell>
              <table:table-cell office:value-type="float" office:value="1619328">
                <text:p>1619328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1509968">
                <text:p>1509968</text:p>
              </table:table-cell>
              <table:table-cell office:value-type="float" office:value="1627732">
                <text:p>1627732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1513656">
                <text:p>1513656</text:p>
              </table:table-cell>
              <table:table-cell office:value-type="float" office:value="1631180">
                <text:p>1631180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1517344">
                <text:p>1517344</text:p>
              </table:table-cell>
              <table:table-cell office:value-type="float" office:value="1634772">
                <text:p>163477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518136">
                <text:p>1518136</text:p>
              </table:table-cell>
              <table:table-cell office:value-type="float" office:value="1635988">
                <text:p>1635988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1521832">
                <text:p>1521832</text:p>
              </table:table-cell>
              <table:table-cell office:value-type="float" office:value="1639708">
                <text:p>1639708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1525000">
                <text:p>1525000</text:p>
              </table:table-cell>
              <table:table-cell office:value-type="float" office:value="1642772">
                <text:p>1642772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1528696">
                <text:p>1528696</text:p>
              </table:table-cell>
              <table:table-cell office:value-type="float" office:value="1646636">
                <text:p>1646636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1532124">
                <text:p>1532124</text:p>
              </table:table-cell>
              <table:table-cell office:value-type="float" office:value="1650104">
                <text:p>1650104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539516">
                <text:p>1539516</text:p>
              </table:table-cell>
              <table:table-cell office:value-type="float" office:value="1657024">
                <text:p>1657024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1543212">
                <text:p>1543212</text:p>
              </table:table-cell>
              <table:table-cell office:value-type="float" office:value="1660612">
                <text:p>1660612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1546644">
                <text:p>1546644</text:p>
              </table:table-cell>
              <table:table-cell office:value-type="float" office:value="1664068">
                <text:p>1664068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1550076">
                <text:p>1550076</text:p>
              </table:table-cell>
              <table:table-cell office:value-type="float" office:value="1667528">
                <text:p>1667528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1553772">
                <text:p>1553772</text:p>
              </table:table-cell>
              <table:table-cell office:value-type="float" office:value="1671264">
                <text:p>167126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554828">
                <text:p>1554828</text:p>
              </table:table-cell>
              <table:table-cell office:value-type="float" office:value="1673016">
                <text:p>1673016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1558260">
                <text:p>1558260</text:p>
              </table:table-cell>
              <table:table-cell office:value-type="float" office:value="1676356">
                <text:p>167635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1565124">
                <text:p>1565124</text:p>
              </table:table-cell>
              <table:table-cell office:value-type="float" office:value="1682748">
                <text:p>1682748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1565652">
                <text:p>1565652</text:p>
              </table:table-cell>
              <table:table-cell office:value-type="float" office:value="1683156">
                <text:p>1683156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1568820">
                <text:p>1568820</text:p>
              </table:table-cell>
              <table:table-cell office:value-type="float" office:value="1686772">
                <text:p>168677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1569084">
                <text:p>1569084</text:p>
              </table:table-cell>
              <table:table-cell office:value-type="float" office:value="1687044">
                <text:p>168704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569084">
                <text:p>1569084</text:p>
              </table:table-cell>
              <table:table-cell office:value-type="float" office:value="1687044">
                <text:p>1687044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1569084">
                <text:p>1569084</text:p>
              </table:table-cell>
              <table:table-cell office:value-type="float" office:value="1687044">
                <text:p>1687044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1569348">
                <text:p>1569348</text:p>
              </table:table-cell>
              <table:table-cell office:value-type="float" office:value="1687044">
                <text:p>1687044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1569876">
                <text:p>1569876</text:p>
              </table:table-cell>
              <table:table-cell office:value-type="float" office:value="1687444">
                <text:p>168744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570932">
                <text:p>1570932</text:p>
              </table:table-cell>
              <table:table-cell office:value-type="float" office:value="1688660">
                <text:p>1688660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1573044">
                <text:p>1573044</text:p>
              </table:table-cell>
              <table:table-cell office:value-type="float" office:value="1690548">
                <text:p>1690548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1574628">
                <text:p>1574628</text:p>
              </table:table-cell>
              <table:table-cell office:value-type="float" office:value="1692300">
                <text:p>1692300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1722728">
                <text:p>1722728</text:p>
              </table:table-cell>
              <table:table-cell office:value-type="float" office:value="1843360">
                <text:p>1843360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1728800">
                <text:p>1728800</text:p>
              </table:table-cell>
              <table:table-cell office:value-type="float" office:value="1846400">
                <text:p>1846400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1731704">
                <text:p>1731704</text:p>
              </table:table-cell>
              <table:table-cell office:value-type="float" office:value="1849304">
                <text:p>1849304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1731704">
                <text:p>1731704</text:p>
              </table:table-cell>
              <table:table-cell office:value-type="float" office:value="1849304">
                <text:p>1849304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1731704">
                <text:p>1731704</text:p>
              </table:table-cell>
              <table:table-cell office:value-type="float" office:value="1849304">
                <text:p>18493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